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fred Moitzi</meta:initial-creator>
    <meta:creation-date>2010-12-27T16:31:36.82</meta:creation-date>
    <meta:document-statistic meta:object-count="0"/>
    <meta:generator>LibreOffice/3.3$Win32 LibreOffice_project/330m17$Build-3</meta:generator>
  </office:meta>
</office:document-meta>
</file>